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officeooo:paragraph-rsid="000cb0fc"/>
    </style:style>
    <style:style style:name="P3" style:family="paragraph" style:parent-style-name="Standard">
      <style:text-properties fo:language="en" fo:country="US" officeooo:rsid="000f3ac9" officeooo:paragraph-rsid="000f3ac9"/>
    </style:style>
    <style:style style:name="P4" style:family="paragraph" style:parent-style-name="Standard">
      <style:text-properties fo:language="en" fo:country="US" officeooo:rsid="000f3ac9" officeooo:paragraph-rsid="0010e3c5"/>
    </style:style>
    <style:style style:name="P5" style:family="paragraph" style:parent-style-name="Standard">
      <style:text-properties fo:language="en" fo:country="US" officeooo:rsid="0010e3c5" officeooo:paragraph-rsid="0010e3c5"/>
    </style:style>
    <style:style style:name="T1" style:family="text">
      <style:text-properties officeooo:rsid="000cb0fc"/>
    </style:style>
    <style:style style:name="T2" style:family="text">
      <style:text-properties officeooo:rsid="000d71e1"/>
    </style:style>
    <style:style style:name="T3" style:family="text">
      <style:text-properties officeooo:rsid="0010e3c5"/>
    </style:style>
    <style:style style:name="T4" style:family="text">
      <style:text-properties officeooo:rsid="0013f5a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ranslation <text:span text:style-name="T1">№</text:span> 6</text:p>
      <text:p text:style-name="P1">1. Furthermore, from the requirements of the theory' of Bohr it is to be anticipated that the theory of particles would be more accurate, the higher the speed of the particle.</text:p>
      <text:p text:style-name="P2">2. The cause of a small discrepancy, amounting to only 43 seconds of arc per century (equivalent to less than twice the planet's diameter), between the advance in perihelion predicted by Newton’s theory and the advance actually observed is now generally ascribed to Mercury's being sufficiently close to the Sun for Newtonian gravitational theory to begin to fail.</text:p>
      <text:p text:style-name="P2">3. Given the value of the field at each point, one can then calculate its intrinsic energy.</text:p>
      <text:p text:style-name="P1">4. The creation of the necessary potential in the semiconductor substrate deserves some elaboration because of its being important to the charge-coupling concept.</text:p>
      <text:p text:style-name="P1">5. Moreover, additional statements would be required to specify in detail the way the results of the program are to be processed, particularly if the output is to be more elaborate than the list of values of X.</text:p>
      <text:p text:style-name="P1">6. Enhancing the excitation of the electron was found to entail the latter changing its sublevel.</text:p>
      <text:p text:style-name="P1">7. On being fed into the computer the instructions were executed <text:span text:style-name="T2">i</text:span>n a<text:span text:style-name="T2">n</text:span> exceedingly precise manner.</text:p>
      <text:p text:style-name="P3">8. The equations defining the reflection and refraction laws when expanded in terms of the cosine of unknown angles yield algebraic equation of the eighth order.</text:p>
      <text:p text:style-name="P4">9. During most of its life a star shines by acquiring the energy liberated <text:span text:style-name="T4">by nuclear reactions in its core in which hydrogen</text:span> is converted into <text:span text:style-name="T3">helium and subsequently into heavier elements. Great as this energy reserve is, it is finite, and sooner or later energy star is bound to reach a point in its life at which it essentially exhausts its supply of nuclear energy.</text:span></text:p>
      <text:p text:style-name="P5">10. Had he allowed for the claim cited above, he would have expressed this coincidence in a more explicit fash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5T18:12:38.520258167</meta:creation-date>
    <dc:date>2019-10-26T11:31:55.919296571</dc:date>
    <meta:editing-duration>PT22M18S</meta:editing-duration>
    <meta:editing-cycles>2</meta:editing-cycles>
    <meta:generator>LibreOffice/6.2.7.1$Linux_X86_64 LibreOffice_project/20$Build-1</meta:generator>
    <meta:document-statistic meta:table-count="0" meta:image-count="0" meta:object-count="0" meta:page-count="1" meta:paragraph-count="11" meta:word-count="314" meta:character-count="1857" meta:non-whitespace-character-count="1554"/>
  </office:meta>
</office:document-meta>
</file>